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fo:text-align="center" style:justify-single-word="false"/>
      <style:text-properties style:text-underline-style="solid" style:text-underline-width="auto" style:text-underline-color="font-color" fo:font-weight="bold"/>
    </style:style>
    <style:style style:name="P3" style:family="paragraph" style:parent-style-name="Text_20_body">
      <style:paragraph-properties fo:margin-top="0in" fo:margin-bottom="0in" fo:text-align="center" style:justify-single-word="false"/>
      <style:text-properties fo:font-size="14pt" style:text-underline-style="solid" style:text-underline-width="auto" style:text-underline-color="font-color" fo:font-weight="normal"/>
    </style:style>
    <style:style style:name="P4" style:family="paragraph" style:parent-style-name="Text_20_body">
      <style:paragraph-properties fo:margin-top="0in" fo:margin-bottom="0in"/>
      <style:text-properties fo:font-weight="bold"/>
    </style:style>
    <style:style style:name="P5" style:family="paragraph" style:parent-style-name="Text_20_body">
      <style:paragraph-properties fo:margin-top="0in" fo:margin-bottom="0in" fo:text-align="start" style:justify-single-word="false"/>
      <style:text-properties fo:font-weight="bold"/>
    </style:style>
    <style:style style:name="P6" style:family="paragraph" style:parent-style-name="Text_20_body">
      <style:paragraph-properties fo:margin-top="0in" fo:margin-bottom="0in" fo:text-align="center" style:justify-single-word="false"/>
    </style:style>
    <style:style style:name="P7" style:family="paragraph" style:parent-style-name="Text_20_body">
      <style:paragraph-properties fo:margin-top="0in" fo:margin-bottom="0in" fo:text-align="start" style:justify-single-word="false"/>
    </style:style>
    <style:style style:name="T1" style:family="text">
      <style:text-properties fo:font-size="20pt"/>
    </style:style>
    <style:style style:name="T2" style:family="text">
      <style:text-properties fo:font-size="14pt"/>
    </style:style>
    <style:style style:name="T3" style:family="text">
      <style:text-properties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AM-BEL-FLING </text:span><text:span text:style-name="T2">tm</text:span></text:p>
      <text:p text:style-name="P3">Exciting &amp; Unique Concept Gaming for Prizes! </text:p>
      <text:p text:style-name="P1"/>
      <text:p text:style-name="P2">MAIN EVENT</text:p>
      <text:p text:style-name="P1"/>
      <text:p text:style-name="P4">Each participant receives $10,000 GAM-BEL-FLING tm bucks to “Gamble” on the games., the more bucks they win, the more raffle tickets they can “buy”. This will give them more chances to win the prizes at the end of the event.</text:p>
      <text:p text:style-name="P1"/>
      <text:p text:style-name="P2">ENTERTAINMENT </text:p>
      <text:p text:style-name="P4">In additon to the gaming the producer provides horse racing on screen. You will have a choice of ALAN SANDS, the producer/coordinator of GAM-BEL-FLING tm to present his comedy audience participation show.</text:p>
      <text:p text:style-name="P1"/>
      <text:p text:style-name="P4">Or by special arrangement, have DARWON ORTIZ present an extremly entertaining shows “NEVER PLAY CARDS WITH STRANGERS”. DARWIN has an interntional reputation as a gambling expert, he is the author of many books on the subject of cards, on cheating scams and on casino game stratragies. He frequently does gaming protection training seminars for casinos around the world, on the high seas and for law enforcemnet agencies. Among his credits as a crooked gaming consultant are: Los Angeles vice squad, the government of Kenya, the government of New Zealand, the NJ State Police, the Housten Vice Squad etc. </text:p>
      <text:p text:style-name="P1"/>
      <text:p text:style-name="P2">PARTICIPATION AS DEALERS </text:p>
      <text:p text:style-name="P6"/>
      <text:p text:style-name="P5">Just prior to the main event, the GBF staff provides a complete dealer training session for the volunteers from your group, these people participate in the fun, by operating the games, running the ticket booth and assisting with the horse race, (on screen) and with the prize raffle at the end of the event. </text:p>
      <text:p text:style-name="P7"/>
      <text:p text:style-name="P5">IF YOU PREFER DEALERS WILL BE HIRED AND TRAINED ON LOCATION FOR </text:p>
      <text:p text:style-name="P5">AN ADDITIONAL COST. </text:p>
      <text:p text:style-name="P6"/>
      <text:p text:style-name="P6"><text:span text:style-name="T3">PRODUCER / COORDINATOR ALAN SANDS</text:span> </text:p>
      <text:p text:style-name="P6"/>
      <text:p text:style-name="P5">Provides all the casino games and supplies to make for a very entertaining event. Join the many who have presented this package of entertainment for conventions, corporate parties, schools and univercities. Many have made it an annual event. One college has presented the GAM-BEL-FLING tm over 25 years annuall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1T00:28:19</meta:creation-date>
    <meta:document-statistic meta:table-count="0" meta:image-count="0" meta:object-count="0" meta:page-count="1" meta:paragraph-count="13" meta:word-count="311" meta:character-count="1881"/>
    <dc:date>2010-10-21T00:30:21</dc:date>
    <meta:editing-duration>PT00H02M03S</meta:editing-duration>
    <meta:editing-cycles>1</meta:editing-cycles>
    <meta:generator>OpenOffice.org/3.2$Linux OpenOffice.org_project/320m18$Build-9502</meta:generator>
  </office:meta>
</office:document-meta>
</file>